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text-properties style:text-underline-style="none"/>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b-ring security</text:p>
      <text:p text:style-name="Standard"/>
      <text:p text:style-name="Standard">More and more websites have personal information → you need to log on to do business.</text:p>
      <text:p text:style-name="Standard">To maximize security passwords for each site should be different, but that is very impractical with the current technology. Passwords will be written down, most likely be the same for many sites, and never changed if not forced.</text:p>
      <text:p text:style-name="Standard"/>
      <text:p text:style-name="Standard">Passwords will mostly be weak by the fact that people can only remember simple passwords. Leet-speak passwords are weak as well as they are only a slight and predictable extension of the search area.</text:p>
      <text:p text:style-name="Standard"/>
      <text:p text:style-name="Standard">Each account of a website is locked by something the user provides. A lockers cabinet secured with flimsy padlocks, tywraps, pieces of string; all easily broken by brute force.</text:p>
      <text:p text:style-name="Standard">We should do away with human passwords altogether.</text:p>
      <text:p text:style-name="Standard"/>
      <text:p text:style-name="Standard">Instead, the website should provide the user with a key to one of its ‘lockers’ which is secured with a lock you find on a vault. Very hard to crack, and, should you attempt this, time-consuming to do so. This key should be unique for every account of the website, and generated using true random numbers. This means the keys are unique around the globe for all websites and all accounts. Keys should be changed automatically and regularly (depending on age and frequency of use), without human intervention.</text:p>
      <text:p text:style-name="Standard"/>
      <text:p text:style-name="Standard">To make hacking accounts difficult, the key (and the lock) should be asymmetrical. If you should hack your way into a site, all you will find (as far as log-in data is concerned) is useless key-data (which is encrypted using a key that resides in an HSM, so it can never be obtained by hacking the site). You need the other part to get in, not the key-data that is stored centrally. Hacking will therefore be concentrated on the users, not the websites.</text:p>
      <text:p text:style-name="Standard"/>
      <text:p text:style-name="Standard">Users will have a set of keys that will enable them to log-on to their sites. This set needs protection. It needs a lot of protection! If you obtain the user’s keyring by means of malware, the hacker should not be able to use it.</text:p>
      <text:p text:style-name="Standard">Some properties the keyring should have, lest it is directly usable:</text:p>
      <text:list xml:id="list36161494" text:style-name="L1">
        <text:list-item>
          <text:p text:style-name="P1">It should be unclear which key is used for what.</text:p>
        </text:list-item>
        <text:list-item>
          <text:p text:style-name="P1">Each key should be symmetrically encrypted. (Use the user’s password for the computer session as a seed for a fixed algorithm pseudo-random generator, which will generate a random number from there, with the same number of bits as the key, then XOR.)</text:p>
        </text:list-item>
        <text:list-item>
          <text:p text:style-name="P1">There should be plenty of keys, most of them dummies (say: at least 80%), and real keys and dummies must be indiscernible from each-other.</text:p>
        </text:list-item>
        <text:list-item>
          <text:p text:style-name="P1">Each key should have a maximum of entropy (as close to pure random as possible), so no extra information (with lower entropy by nature) should be stored with the key.</text:p>
        </text:list-item>
        <text:list-item>
          <text:p text:style-name="P1">Keys are not transmitted during log-on, only once during registration, and when keys are changed. For critical sites, the keys should be exchanged only by means of snail-mail.</text:p>
        </text:list-item>
        <text:list-item>
          <text:p text:style-name="P1">Keys are at least 128 bits long.</text:p>
        </text:list-item>
      </text:list>
      <text:p text:style-name="Standard">Keys on the keyring are used in a X-way handshake between website and the user:</text:p>
      <text:list xml:id="list36161930" text:style-name="L2">
        <text:list-item>
          <text:p text:style-name="P2">To protect the website against a barrage of bogus log-in attempts the user should provide something the site can check directly, as a first quick and <text:s/>dirty way of authentication. If the first attempt is not successful, the IP address is blocked for a short while (say: 5 seconds). Multiple attempts elicit longer blocking times. This can be achieved using IPS equipment that are placed in front of the webserver.<text:line-break/>The first <text:span text:style-name="T2">n</text:span> bits (with <text:span text:style-name="T2">n</text:span> being the length of the key) of the log-in name are XOR-ed with the key the user <text:span text:style-name="T1">manually selects</text:span> from the keyring. The result is then hashed to produce a 8 bit hash-code (as not to give away the key). [If this should weaken the key too much, other <text:soft-page-break/>mechanisms should be added to obscure the key.]</text:p>
        </text:list-item>
        <text:list-item>
          <text:p text:style-name="P2">User generates random number and sends it to the site with its account name (some e-mail address, perhaps).</text:p>
        </text:list-item>
        <text:list-item>
          <text:p text:style-name="P2">Site encrypts this number with the key belonging to the account and sends it back, followed by a random number generated by the site.</text:p>
        </text:list-item>
        <text:list-item>
          <text:p text:style-name="P2">The user encrypts the site’s random number with a key <text:span text:style-name="T1">it manually chooses from the keyring</text:span> and sends it back. If the user has chosen the right key, it will be logged in by the site.</text:p>
        </text:list-item>
      </text:list>
      <text:p text:style-name="Standard">The exchange of encrypted random numbers makes cryptanalysis difficult or impossible. Therefore, keys need not be long, encryption does not need to be strong.</text:p>
      <text:p text:style-name="Standard"/>
      <text:p text:style-name="Standard">The website needs to take action if a wrong key is presented. It should keep old keys (up to some years or so), so you could use an old key from a backup, to do a partial (untrusted) authentication. Further authentication steps are required.</text:p>
      <text:p text:style-name="Standard">Each time a user chooses the wrong key from its ring the account should be locked for an exponentially increasing amount of time, starting with single seconds up to weeks after 10 failed attempts. The user should be notified if the account is locked for more than a day.</text:p>
      <text:p text:style-name="Standard">When an account is locked the three-way handshake will fail after the first step: the site will just not respond after sending a log-on request. Only after the account is free again the site will start responding again.</text:p>
      <text:p text:style-name="Standard"/>
      <text:p text:style-name="Standard">Three-way handshake is a way to do a massive denial of service if website is hacked and all email addresses are obtained: just send email address and bogus data. All accounts will be locked. User needs send some proof of identity in the first packet. Site must ignore IP address of bogus attempts for some time.</text:p>
      <text:p text:style-name="Standard">Four way handshake: websites publishes a random number every minute which the user will encrypt (STRONG ENCRYPTION REQUIRED), along with a random number of the user. The site may be a fake one, the site will know the user is valid. The site will need to encrypt the random number sent by the user</text:p>
      <text:p text:style-name="Standard"/>
      <text:p text:style-name="Standard">select key from keyring</text:p>
      <text:p text:style-name="Standard">get random from site</text:p>
      <text:p text:style-name="Standard">generate user-random</text:p>
      <text:p text:style-name="Standard">encrypt site-secret + user-random</text:p>
      <text:p text:style-name="Standard"/>
      <text:p text:style-name="Standard">site decrypts site-random + user-random</text:p>
      <text:p text:style-name="Standard">if the site-random number is wrong block the IP address on the IPS for increasing amount of time. Real user still can log in. If source address is spoofed as well that is a pity.</text:p>
      <text:p text:style-name="Standard">site encrypts user-random with site-key for the account the user wants</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o Ruiter</meta:initial-creator>
    <meta:creation-date>2012-03-02T09:44:38.79</meta:creation-date>
    <dc:date>2012-05-13T16:39:54.95</dc:date>
    <dc:creator>Timo Ruiter</dc:creator>
    <meta:editing-duration>PT1H28M17S</meta:editing-duration>
    <meta:editing-cycles>3</meta:editing-cycles>
    <meta:generator>OpenOffice.org/3.3$Win32 OpenOffice.org_project/330m20$Build-9567</meta:generator>
    <meta:document-statistic meta:table-count="0" meta:image-count="0" meta:object-count="0" meta:page-count="2" meta:paragraph-count="34" meta:word-count="1062" meta:character-count="5949"/>
  </office:meta>
</office:document-meta>
</file>